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맑은 고딕" svg:font-family="맑은 고딕" style:font-family-generic="modern" style:font-pitch="variable" svg:panose-1="2 11 5 3 2 0 0 2 0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T3" style:parent-style-name="기본단락글꼴" style:family="text">
      <style:text-properties style:font-name="맑은 고딕" style:font-name-asian="맑은 고딕" fo:font-weight="bold" style:font-weight-asian="bold" style:font-weight-complex="bold" fo:background-color="#FFFF00"/>
    </style:style>
    <style:style style:name="P4" style:parent-style-name="Standard" style:family="paragraph">
      <style:text-properties style:font-name="맑은 고딕" style:font-name-asian="맑은 고딕" fo:font-weight="bold" style:font-weight-asian="bold" style:font-weight-complex="bold"/>
    </style:style>
    <style:style style:name="P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6" style:parent-style-name="Standard" style:family="paragraph">
      <style:text-properties style:font-name="맑은 고딕" style:font-name-asian="맑은 고딕" fo:font-weight="bold" style:font-weight-asian="bold" style:font-weight-complex="bold" fo:color="#FF3333"/>
    </style:style>
    <style:style style:name="P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9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6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8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19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2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3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2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9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3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3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3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7" style:parent-style-name="Standard" style:family="paragraph">
      <style:text-properties style:font-name="맑은 고딕" style:font-name-asian="맑은 고딕" fo:font-weight="bold" style:font-weight-asian="bold" style:font-weight-complex="bold" fo:color="#000000" fo:font-size="10pt" style:font-size-asian="10pt" style:font-size-complex="10pt"/>
    </style:style>
    <style:style style:name="TableColumn39" style:family="table-column">
      <style:table-column-properties style:column-width="0.8541in" style:use-optimal-column-width="false"/>
    </style:style>
    <style:style style:name="TableColumn40" style:family="table-column">
      <style:table-column-properties style:column-width="1.125in" style:use-optimal-column-width="false"/>
    </style:style>
    <style:style style:name="TableColumn41" style:family="table-column">
      <style:table-column-properties style:column-width="4.7187in" style:use-optimal-column-width="false"/>
    </style:style>
    <style:style style:name="Table38" style:family="table">
      <style:table-properties style:width="6.6979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49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50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51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52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53" style:family="table-row">
      <style:table-row-properties style:use-optimal-row-height="false"/>
    </style:style>
    <style:style style:name="P54" style:parent-style-name="표준" style:family="paragraph">
      <style:paragraph-properties style:line-break="strict" style:text-autospace="ideograph-alpha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59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60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61" style:family="table-row">
      <style:table-row-properties style:use-optimal-row-height="false"/>
    </style:style>
    <style:style style:name="P62" style:parent-style-name="표준" style:family="paragraph">
      <style:paragraph-properties style:line-break="strict" style:text-autospace="ideograph-alpha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67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68" style:family="table-row">
      <style:table-row-properties style:use-optimal-row-height="false"/>
    </style:style>
    <style:style style:name="P69" style:parent-style-name="표준" style:family="paragraph">
      <style:paragraph-properties style:line-break="strict" style:text-autospace="ideograph-alpha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74" style:family="table-row">
      <style:table-row-properties style:use-optimal-row-height="false"/>
    </style:style>
    <style:style style:name="P75" style:parent-style-name="표준" style:family="paragraph">
      <style:paragraph-properties style:line-break="strict" style:text-autospace="ideograph-alpha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80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81" style:family="table-row">
      <style:table-row-properties style:use-optimal-row-height="false"/>
    </style:style>
    <style:style style:name="P82" style:parent-style-name="표준" style:family="paragraph">
      <style:paragraph-properties style:line-break="strict" style:text-autospace="ideograph-alpha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87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88" style:family="table-row">
      <style:table-row-properties style:use-optimal-row-height="false"/>
    </style:style>
    <style:style style:name="P89" style:parent-style-name="표준" style:family="paragraph">
      <style:paragraph-properties style:line-break="strict" style:text-autospace="ideograph-alpha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94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95" style:family="table-row">
      <style:table-row-properties style:use-optimal-row-height="false"/>
    </style:style>
    <style:style style:name="P96" style:parent-style-name="표준" style:family="paragraph">
      <style:paragraph-properties style:line-break="strict" style:text-autospace="ideograph-alpha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101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102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10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0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105" style:parent-style-name="Standard" style:family="paragraph">
      <style:text-properties style:font-name="맑은 고딕" style:font-name-asian="맑은 고딕" fo:font-weight="bold" style:font-weight-asian="bold" style:font-weight-complex="bold" fo:color="#FF3333"/>
    </style:style>
    <style:style style:name="P10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107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08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09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10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11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12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13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14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15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16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17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18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19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20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21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22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23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24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25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26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27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28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29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30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31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32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33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34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35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36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37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38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39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40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41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42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43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44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45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46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47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48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49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50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51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52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53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54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55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56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57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58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59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60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61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62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63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64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65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66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67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68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69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70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71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72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73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74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75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76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77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78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79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80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81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82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183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84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85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86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87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88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89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90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91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92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93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94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95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96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97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98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199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00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01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02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03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04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P20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0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209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10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11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12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13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14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15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16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17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18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19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20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21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22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23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24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25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26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27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28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29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30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31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32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33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34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35" style:parent-style-name="기본단락글꼴" style:family="text">
      <style:text-properties style:font-name="맑은 고딕" style:font-name-asian="맑은 고딕" fo:font-size="10pt" style:font-size-asian="10pt" style:font-size-complex="10pt" style:text-underline-type="single" style:text-underline-style="solid" style:text-underline-width="auto" style:text-underline-mode="continuous"/>
    </style:style>
    <style:style style:name="T236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37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38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39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40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T241" style:parent-style-name="기본단락글꼴" style:family="text">
      <style:text-properties style:font-name="맑은 고딕" style:font-name-asian="맑은 고딕" fo:font-size="10pt" style:font-size-asian="10pt" style:font-size-complex="10pt"/>
    </style:style>
    <style:style style:name="P24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243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ableColumn245" style:family="table-column">
      <style:table-column-properties style:column-width="0.8541in" style:use-optimal-column-width="false"/>
    </style:style>
    <style:style style:name="TableColumn246" style:family="table-column">
      <style:table-column-properties style:column-width="1.125in" style:use-optimal-column-width="false"/>
    </style:style>
    <style:style style:name="TableColumn247" style:family="table-column">
      <style:table-column-properties style:column-width="4.7187in" style:use-optimal-column-width="false"/>
    </style:style>
    <style:style style:name="Table244" style:family="table">
      <style:table-properties style:width="6.6979in" fo:margin-left="0in" table:align="lef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2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2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255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256" style:family="table-row">
      <style:table-row-properties style:use-optimal-row-height="false"/>
    </style:style>
    <style:style style:name="P257" style:parent-style-name="표준" style:family="paragraph">
      <style:paragraph-properties style:line-break="strict" style:text-autospace="ideograph-alpha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262" style:family="table-row">
      <style:table-row-properties style:use-optimal-row-height="false"/>
    </style:style>
    <style:style style:name="P263" style:parent-style-name="표준" style:family="paragraph">
      <style:paragraph-properties style:line-break="strict" style:text-autospace="ideograph-alpha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268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269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270" style:family="table-row">
      <style:table-row-properties style:use-optimal-row-height="false"/>
    </style:style>
    <style:style style:name="P271" style:parent-style-name="표준" style:family="paragraph">
      <style:paragraph-properties style:line-break="strict" style:text-autospace="ideograph-alpha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276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277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278" style:family="table-row">
      <style:table-row-properties style:use-optimal-row-height="false"/>
    </style:style>
    <style:style style:name="P279" style:parent-style-name="표준" style:family="paragraph">
      <style:paragraph-properties style:line-break="strict" style:text-autospace="ideograph-alpha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284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285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286" style:family="table-row">
      <style:table-row-properties style:use-optimal-row-height="false"/>
    </style:style>
    <style:style style:name="P287" style:parent-style-name="표준" style:family="paragraph">
      <style:paragraph-properties style:line-break="strict" style:text-autospace="ideograph-alpha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292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293" style:family="table-row">
      <style:table-row-properties style:use-optimal-row-height="false"/>
    </style:style>
    <style:style style:name="P294" style:parent-style-name="표준" style:family="paragraph">
      <style:paragraph-properties style:line-break="strict" style:text-autospace="ideograph-alpha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299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300" style:family="table-row">
      <style:table-row-properties style:use-optimal-row-height="false"/>
    </style:style>
    <style:style style:name="P301" style:parent-style-name="표준" style:family="paragraph">
      <style:paragraph-properties style:line-break="strict" style:text-autospace="ideograph-alpha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306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307" style:family="table-row">
      <style:table-row-properties style:use-optimal-row-height="false"/>
    </style:style>
    <style:style style:name="P308" style:parent-style-name="표준" style:family="paragraph">
      <style:paragraph-properties style:line-break="strict" style:text-autospace="ideograph-alpha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313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314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315" style:parent-style-name="Standard" style:family="paragraph">
      <style:text-properties style:font-name="맑은 고딕" style:font-name-asian="맑은 고딕"/>
    </style:style>
    <style:style style:name="P316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31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18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1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20" style:parent-style-name="Standard" style:family="paragraph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P32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2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2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2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25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26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27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28" style:parent-style-name="Standard" style:family="paragraph">
      <style:text-properties style:font-name="맑은 고딕" style:font-name-asian="맑은 고딕" fo:font-weight="bold" style:font-weight-asian="bold" style:font-weight-complex="bold" fo:color="#FF3333"/>
    </style:style>
    <style:style style:name="P329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30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31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32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33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P334" style:parent-style-name="Standard" style:family="paragraph">
      <style:text-properties style:font-name="맑은 고딕" style:font-name-asian="맑은 고딕" fo:font-size="10pt" style:font-size-asian="10pt" style:font-size-complex="10pt"/>
    </style:style>
    <style:style style:name="T335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336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337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338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339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340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341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342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343" style:parent-style-name="기본단락글꼴" style:family="text">
      <style:text-properties style:font-name="맑은 고딕" style:font-name-asian="맑은 고딕" fo:font-weight="bold" style:font-weight-asian="bold" style:font-weight-complex="bold" fo:font-size="10pt" style:font-size-asian="10pt" style:font-size-complex="10pt"/>
    </style:style>
    <style:style style:name="TableColumn345" style:family="table-column">
      <style:table-column-properties style:column-width="0.8541in" style:use-optimal-column-width="false"/>
    </style:style>
    <style:style style:name="TableColumn346" style:family="table-column">
      <style:table-column-properties style:column-width="1.125in" style:use-optimal-column-width="false"/>
    </style:style>
    <style:style style:name="TableColumn347" style:family="table-column">
      <style:table-column-properties style:column-width="4.7187in" style:use-optimal-column-width="false"/>
    </style:style>
    <style:style style:name="Table344" style:family="table">
      <style:table-properties style:width="6.6979in" fo:margin-left="0in" table:align="lef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3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3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355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356" style:family="table-row">
      <style:table-row-properties style:use-optimal-row-height="false"/>
    </style:style>
    <style:style style:name="P357" style:parent-style-name="표준" style:family="paragraph">
      <style:paragraph-properties style:line-break="strict" style:text-autospace="ideograph-alpha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362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363" style:family="table-row">
      <style:table-row-properties style:use-optimal-row-height="false"/>
    </style:style>
    <style:style style:name="P364" style:parent-style-name="표준" style:family="paragraph">
      <style:paragraph-properties style:line-break="strict" style:text-autospace="ideograph-alpha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369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370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371" style:family="table-row">
      <style:table-row-properties style:use-optimal-row-height="false"/>
    </style:style>
    <style:style style:name="P372" style:parent-style-name="표준" style:family="paragraph">
      <style:paragraph-properties style:line-break="strict" style:text-autospace="ideograph-alpha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377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378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379" style:family="table-row">
      <style:table-row-properties style:use-optimal-row-height="false"/>
    </style:style>
    <style:style style:name="P380" style:parent-style-name="표준" style:family="paragraph">
      <style:paragraph-properties style:line-break="strict" style:text-autospace="ideograph-alpha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385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386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387" style:family="table-row">
      <style:table-row-properties style:use-optimal-row-height="false"/>
    </style:style>
    <style:style style:name="P388" style:parent-style-name="표준" style:family="paragraph">
      <style:paragraph-properties style:line-break="strict" style:text-autospace="ideograph-alpha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393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394" style:family="table-row">
      <style:table-row-properties style:use-optimal-row-height="false"/>
    </style:style>
    <style:style style:name="P395" style:parent-style-name="표준" style:family="paragraph">
      <style:paragraph-properties style:line-break="strict" style:text-autospace="ideograph-alpha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3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400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401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402" style:family="table-row">
      <style:table-row-properties style:use-optimal-row-height="false"/>
    </style:style>
    <style:style style:name="P403" style:parent-style-name="표준" style:family="paragraph">
      <style:paragraph-properties style:line-break="strict" style:text-autospace="ideograph-alpha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4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408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409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Row410" style:family="table-row">
      <style:table-row-properties style:use-optimal-row-height="false"/>
    </style:style>
    <style:style style:name="P411" style:parent-style-name="표준" style:family="paragraph">
      <style:paragraph-properties style:line-break="strict" style:text-autospace="ideograph-alpha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ableCell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416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417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P418" style:parent-style-name="TableContents" style:family="paragraph">
      <style:text-properties style:font-name="맑은 고딕" style:font-name-asian="맑은 고딕" fo:font-size="9pt" style:font-size-asian="9pt" style:font-size-complex="9pt"/>
    </style:style>
    <style:style style:name="T419" style:parent-style-name="기본단락글꼴" style:family="text">
      <style:text-properties style:font-name-asian="맑은 고딕" fo:font-weight="bold" style:font-weight-asian="bold" style:font-weight-complex="bold" fo:color="#FF3333"/>
    </style:style>
    <style:style style:name="T420" style:parent-style-name="기본단락글꼴" style:family="text">
      <style:text-properties style:font-name-asian="맑은 고딕" fo:font-weight="bold" style:font-weight-asian="bold" style:font-weight-complex="bold" fo:color="#FF3333"/>
    </style:style>
    <style:style style:name="T421" style:parent-style-name="기본단락글꼴" style:family="text">
      <style:text-properties style:font-name-asian="맑은 고딕" fo:font-weight="bold" style:font-weight-asian="bold" style:font-weight-complex="bold" fo:color="#FF3333"/>
    </style:style>
    <style:style style:name="T422" style:parent-style-name="기본단락글꼴" style:family="text">
      <style:text-properties style:font-name-asian="맑은 고딕" fo:font-weight="bold" style:font-weight-asian="bold" style:font-weight-complex="bold" fo:color="#FF3333"/>
    </style:style>
    <style:style style:name="T423" style:parent-style-name="기본단락글꼴" style:family="text">
      <style:text-properties style:font-name-asian="맑은 고딕" fo:font-weight="bold" style:font-weight-asian="bold" style:font-weight-complex="bold" fo:color="#FF3333"/>
    </style:style>
    <style:style style:name="T424" style:parent-style-name="기본단락글꼴" style:family="text">
      <style:text-properties style:font-name-asian="맑은 고딕" fo:font-size="10pt" style:font-size-asian="10pt" style:font-size-complex="10pt"/>
    </style:style>
    <style:style style:name="T425" style:parent-style-name="기본단락글꼴" style:family="text">
      <style:text-properties style:font-name-asian="맑은 고딕" fo:font-size="10pt" style:font-size-asian="10pt" style:font-size-complex="10pt"/>
    </style:style>
    <style:style style:name="T426" style:parent-style-name="기본단락글꼴" style:family="text">
      <style:text-properties style:font-name-asian="맑은 고딕" fo:font-size="10pt" style:font-size-asian="10pt" style:font-size-complex="10pt"/>
    </style:style>
    <style:style style:name="T427" style:parent-style-name="기본단락글꼴" style:family="text">
      <style:text-properties style:font-name-asian="맑은 고딕" fo:font-size="10pt" style:font-size-asian="10pt" style:font-size-complex="10pt"/>
    </style:style>
    <style:style style:name="T428" style:parent-style-name="기본단락글꼴" style:family="text">
      <style:text-properties style:font-name-asian="맑은 고딕" fo:font-size="10pt" style:font-size-asian="10pt" style:font-size-complex="10pt"/>
    </style:style>
    <style:style style:name="T429" style:parent-style-name="기본단락글꼴" style:family="text">
      <style:text-properties style:font-name-asian="맑은 고딕" fo:font-size="10pt" style:font-size-asian="10pt" style:font-size-complex="10pt"/>
    </style:style>
    <style:style style:name="T430" style:parent-style-name="기본단락글꼴" style:family="text">
      <style:text-properties style:font-name-asian="맑은 고딕" fo:font-size="10pt" style:font-size-asian="10pt" style:font-size-complex="10pt"/>
    </style:style>
    <style:style style:name="T431" style:parent-style-name="기본단락글꼴" style:family="text">
      <style:text-properties style:font-name-asian="맑은 고딕" fo:font-size="10pt" style:font-size-asian="10pt" style:font-size-complex="10pt"/>
    </style:style>
    <style:style style:name="T432" style:parent-style-name="기본단락글꼴" style:family="text">
      <style:text-properties style:font-name-asian="맑은 고딕" fo:font-size="10pt" style:font-size-asian="10pt" style:font-size-complex="10pt"/>
    </style:style>
    <style:style style:name="T433" style:parent-style-name="기본단락글꼴" style:family="text">
      <style:text-properties style:font-name-asian="맑은 고딕" fo:font-size="10pt" style:font-size-asian="10pt" style:font-size-complex="10pt"/>
    </style:style>
    <style:style style:name="T434" style:parent-style-name="기본단락글꼴" style:family="text">
      <style:text-properties style:font-name-asian="맑은 고딕" fo:font-size="10pt" style:font-size-asian="10pt" style:font-size-complex="10pt"/>
    </style:style>
    <style:style style:name="T435" style:parent-style-name="기본단락글꼴" style:family="text">
      <style:text-properties style:font-name-asian="맑은 고딕" fo:font-size="10pt" style:font-size-asian="10pt" style:font-size-complex="10pt"/>
    </style:style>
    <style:style style:name="T436" style:parent-style-name="기본단락글꼴" style:family="text">
      <style:text-properties style:font-name-asian="맑은 고딕" fo:font-size="10pt" style:font-size-asian="10pt" style:font-size-complex="10pt"/>
    </style:style>
    <style:style style:name="T437" style:parent-style-name="기본단락글꼴" style:family="text">
      <style:text-properties style:font-name-asian="맑은 고딕" fo:font-size="10pt" style:font-size-asian="10pt" style:font-size-complex="10pt"/>
    </style:style>
    <style:style style:name="T438" style:parent-style-name="기본단락글꼴" style:family="text">
      <style:text-properties style:font-name-asian="맑은 고딕" fo:font-size="10pt" style:font-size-asian="10pt" style:font-size-complex="10pt"/>
    </style:style>
    <style:style style:name="T439" style:parent-style-name="기본단락글꼴" style:family="text">
      <style:text-properties style:font-name-asian="맑은 고딕" fo:font-size="10pt" style:font-size-asian="10pt" style:font-size-complex="10pt"/>
    </style:style>
    <style:style style:name="T440" style:parent-style-name="기본단락글꼴" style:family="text">
      <style:text-properties style:font-name-asian="맑은 고딕" fo:font-size="10pt" style:font-size-asian="10pt" style:font-size-complex="10pt"/>
    </style:style>
    <style:style style:name="T441" style:parent-style-name="기본단락글꼴" style:family="text">
      <style:text-properties style:font-name-asian="맑은 고딕" fo:font-size="10pt" style:font-size-asian="10pt" style:font-size-complex="10pt"/>
    </style:style>
    <style:style style:name="T442" style:parent-style-name="기본단락글꼴" style:family="text">
      <style:text-properties style:font-name-asian="맑은 고딕" fo:font-size="10pt" style:font-size-asian="10pt" style:font-size-complex="10pt"/>
    </style:style>
    <style:style style:name="T443" style:parent-style-name="기본단락글꼴" style:family="text">
      <style:text-properties style:font-name-asian="맑은 고딕" fo:font-size="10pt" style:font-size-asian="10pt" style:font-size-complex="10pt"/>
    </style:style>
    <style:style style:name="T444" style:parent-style-name="기본단락글꼴" style:family="text">
      <style:text-properties style:font-name-asian="맑은 고딕" fo:font-size="10pt" style:font-size-asian="10pt" style:font-size-complex="10pt"/>
    </style:style>
    <style:style style:name="T445" style:parent-style-name="기본단락글꼴" style:family="text">
      <style:text-properties style:font-name-asian="맑은 고딕" fo:font-size="10pt" style:font-size-asian="10pt" style:font-size-complex="10pt"/>
    </style:style>
    <style:style style:name="T446" style:parent-style-name="기본단락글꼴" style:family="text">
      <style:text-properties style:font-name-asian="맑은 고딕" fo:font-size="10pt" style:font-size-asian="10pt" style:font-size-complex="10pt"/>
    </style:style>
  </office:automatic-styles>
  <office:body>
    <office:text text:use-soft-page-breaks="true">
      <text:p text:style-name="P1"><text:span text:style-name="T2">도서</text:span><text:span text:style-name="T3">_처음부터 다시 배우는 웹 기획(2016)</text:span></text:p>
      <text:p text:style-name="P4">서비스별<text:s/>기획의<text:s/>핵심</text:p>
      <text:p text:style-name="P5"/>
      <text:p text:style-name="P6">쇼핑몰<text:s/>기획<text:s/>팁</text:p>
      <text:p text:style-name="P7">쇼핑몰을<text:s/>기획할<text:s/>때는<text:s/>가장<text:s/>먼저<text:s/>'Wyh'와<text:s/>'What'에<text:s/>대한<text:s/>관점으로<text:s/>접근하여<text:s/>해결책은<text:s/>찾아<text:s/>나간다.</text:p>
      <text:p text:style-name="P8"/>
      <text:p text:style-name="P9">1.Why?<text:s/>왜<text:s/>만들어야<text:s/>하는가?</text:p>
      <text:p text:style-name="P10">의뢰<text:s/>고객이<text:s/>쇼핑몰을<text:s/>만드는<text:s/>이유를<text:s/>확인해야<text:s/>한다.</text:p>
      <text:p text:style-name="P11">유통의<text:s/>활성화가<text:s/>목적일<text:s/>때와<text:s/>브랜드<text:s/>인지도<text:s/>상승이<text:s/>목적일<text:s/>때,<text:s/>쇼핑몰은<text:s/>UX/UI부터<text:s/>달라져야<text:s/>한다.</text:p>
      <text:p text:style-name="P12">체인점<text:s/>간<text:s/>거래<text:s/>B2B라면<text:s/>관리자<text:s/>및<text:s/>회원의<text:s/>등급이<text:s/>필요하므로<text:s/>또<text:s/>다른<text:s/>쇼핑몰이<text:s/>필요하다.</text:p>
      <text:p text:style-name="P13"/>
      <text:p text:style-name="P14">Why를<text:s/>정확히<text:s/>파악하고<text:s/>방향을<text:s/>잡아내는<text:s/>것이<text:s/>중요하다.</text:p>
      <text:p text:style-name="P15"/>
      <text:p text:style-name="P16">2.What?<text:s/>무엇을<text:s/>만들어야<text:s/>하나?</text:p>
      <text:p text:style-name="P17"/>
      <text:p text:style-name="P18">쇼핑몰<text:s/>기획의<text:s/>질문<text:s/>포인트</text:p>
      <text:p text:style-name="P19">(1)찾아오는<text:s/>고객의<text:s/>연령대는?</text:p>
      <text:p text:style-name="P20">쇼핑몰에<text:s/>찾아오는<text:s/>고객의<text:s/>분류는<text:s/>아주<text:s/>중요하다.</text:p>
      <text:p text:style-name="P21">10대부터,<text:s/>예비<text:s/>엄마,<text:s/>주부층<text:s/>및<text:s/>장년층<text:s/>등등<text:s/>분류에<text:s/>따라<text:s/>쇼핑몰의<text:s/>색상,<text:s/>레이아웃,<text:s/>폰트<text:s/>사이즈가<text:s/>결정된다.<text:s/>즉<text:s/>페르소나를<text:s/>통한<text:s/>분류가<text:s/>선행되어야<text:s/>어떤<text:s/>쇼핑몰을<text:s/>제작할지가<text:s/>결정된다.</text:p>
      <text:p text:style-name="P22"/>
      <text:p text:style-name="P23">(2)상품은<text:s/>무엇인가? (시기에<text:s/>따라<text:s/>즉시<text:s/>구매하는<text:s/>상품<text:s/>VS<text:s/>검색을<text:s/>통해<text:s/>찾아가는<text:s/>상품)</text:p>
      <text:p text:style-name="P24">쇼핑몰은<text:s/>상품에<text:s/>따라<text:s/>UX/UI가<text:s/>달라진다.</text:p>
      <text:p text:style-name="P25">시기를<text:s/>타는<text:s/>제품,<text:s/>예를<text:s/>들어<text:s/>드라마<text:s/>PPL에<text:s/>등장한<text:s/>제품처럼<text:s/>소비자의<text:s/>구매욕이<text:s/>상승했을<text:s/>때<text:s/>즉시<text:s/>구매할<text:s/>수<text:s/>있는<text:s/>제품은<text:s/>최대한<text:s/>메인<text:s/>화면에<text:s/>이미지를<text:s/>노출해서<text:s/>고객이<text:s/>바로<text:s/>보고<text:s/>구매할<text:s/>수<text:s/>있도록<text:s/>유도해야<text:s/>함.</text:p>
      <text:p text:style-name="P26"/>
      <text:p text:style-name="P27">컴퓨터<text:s/>용품이나<text:s/>문서<text:s/>서식<text:s/>및<text:s/>클립아트<text:s/>등<text:s/>선택<text:s/>범위가<text:s/>넓거나<text:s/>전문성이<text:s/>필요한<text:s/>제품은<text:s/>빠른<text:s/>검색이나<text:s/>고객<text:s/>분류<text:s/>및<text:s/>취향에<text:s/>따라<text:s/>메뉴를<text:s/>분류하거나<text:s/>컨설팅<text:s/>기능을<text:s/>부여하여<text:s/>고객이<text:s/>원하는<text:s/>제품을<text:s/>찾아<text:s/>나갈<text:s/>수<text:s/>있도록<text:s/>하는<text:s/>것이<text:s/>필요하다.</text:p>
      <text:p text:style-name="P28"/>
      <text:p text:style-name="P29">(3)배송이<text:s/>필요한가?(무형의<text:s/>상품<text:s/>VS<text:s/>유형의<text:s/>상품)</text:p>
      <text:p text:style-name="P30">배송<text:s/>여부에<text:s/>따라<text:s/>많은<text:s/>부분이<text:s/>바뀐다.<text:s/>무형의<text:s/>상품은<text:s/>저작권만으로<text:s/>제공되며<text:s/>배송은<text:s/>고민하지<text:s/>않지만,<text:s/>솔루션에<text:s/>대한<text:s/>유포나<text:s/>보안<text:s/>등의<text:s/>기능이<text:s/>강화되어야<text:s/>한다.</text:p>
      <text:p text:style-name="P31">컴퓨터나<text:s/>의류,<text:s/>화장품<text:s/>등<text:s/>유형의<text:s/>상품은<text:s/>배송은<text:s/>물론이거니와<text:s/>무료<text:s/>배송<text:s/>쿠폰,<text:s/>반품,<text:s/>클레임<text:s/>처리<text:s/>등등의<text:s/>다양한<text:s/>정책을<text:s/>설계해야<text:s/>하므로<text:s/>배송에<text:s/>대한<text:s/>부분은<text:s/>꼭<text:s/>짚어<text:s/>나가야<text:s/>한다.</text:p>
      <text:p text:style-name="P32"/>
      <text:p text:style-name="P33">(4)포인트<text:s/>&amp;<text:s/>쿠폰이<text:s/>필요한가?</text:p>
      <text:p text:style-name="P34">포인트와<text:s/>쿠폰은<text:s/>관리자<text:s/>화면에서<text:s/>결제<text:s/>관리의<text:s/>중요<text:s/>정책이므로<text:s/>초반에<text:s/>주의해서<text:s/>설계해야<text:s/>한다.</text:p>
      <text:p text:style-name="P35">포인트<text:s/>및<text:s/>쿠폰을<text:s/>통해<text:s/>수반되는<text:s/>변경<text:s/>요소는<text:s/>배송,<text:s/>상품<text:s/>안내<text:s/>페이지,<text:s/>결제<text:s/>페이지<text:s/>등<text:s/>사용자<text:s/>화면에서<text:s/>변경되어야<text:s/>하고,<text:s/>관리자<text:s/>화면에서는<text:s/>결제<text:s/>통합<text:s/>관리,<text:s/>회원<text:s/>관리,<text:s/>상품<text:s/>관리,<text:s/>정산<text:s/>관리,<text:s/>통계<text:s/>등이<text:s/>모두<text:s/>반영되어<text:s/>변경되므로<text:s/>구축<text:s/>전에<text:s/>미리<text:s/>챙겨야<text:s/>한다.</text:p>
      <text:p text:style-name="P36"/>
      <text:p text:style-name="P37">쇼핑몰<text:s/>주요<text:s/>관리<text:s/>메뉴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8">
            <text:p text:style-name="P44">Admin</text:p>
          </table:table-cell>
          <table:table-cell table:style-name="TableCell45">
            <text:p text:style-name="P46">환경설정</text:p>
          </table:table-cell>
          <table:table-cell table:style-name="TableCell47">
            <text:p text:style-name="P48">카테고리<text:s/>관리</text:p>
            <text:p text:style-name="P49">쿠폰<text:s/>관리</text:p>
            <text:p text:style-name="P50">포인트/적립금<text:s/>관리</text:p>
            <text:p text:style-name="P51">정책<text:s/>관리</text:p>
            <text:p text:style-name="P52">배송<text:s/>관리</text:p>
          </table:table-cell>
        </table:table-row>
        <table:table-row table:style-name="TableRow53">
          <table:covered-table-cell>
            <text:p text:style-name="P54"/>
          </table:covered-table-cell>
          <table:table-cell table:style-name="TableCell55">
            <text:p text:style-name="P56">디자인<text:s/>관리</text:p>
          </table:table-cell>
          <table:table-cell table:style-name="TableCell57">
            <text:p text:style-name="P58">배너<text:s/>관리</text:p>
            <text:p text:style-name="P59">팝업<text:s/>관리</text:p>
            <text:p text:style-name="P60">메일<text:s/>관리</text:p>
          </table:table-cell>
        </table:table-row>
        <table:table-row table:style-name="TableRow61">
          <table:covered-table-cell>
            <text:p text:style-name="P62"/>
          </table:covered-table-cell>
          <table:table-cell table:style-name="TableCell63">
            <text:p text:style-name="P64">회원관리</text:p>
          </table:table-cell>
          <table:table-cell table:style-name="TableCell65">
            <text:p text:style-name="P66">관리자<text:s/>관리</text:p>
            <text:p text:style-name="P67">회원<text:s/>관리</text:p>
          </table:table-cell>
        </table:table-row>
        <table:table-row table:style-name="TableRow68">
          <table:covered-table-cell>
            <text:p text:style-name="P69"/>
          </table:covered-table-cell>
          <table:table-cell table:style-name="TableCell70">
            <text:p text:style-name="P71">상품<text:s/>관리</text:p>
          </table:table-cell>
          <table:table-cell table:style-name="TableCell72">
            <text:p text:style-name="P73">상품<text:s/>관리</text:p>
          </table:table-cell>
        </table:table-row>
        <table:table-row table:style-name="TableRow74">
          <table:covered-table-cell>
            <text:p text:style-name="P75"/>
          </table:covered-table-cell>
          <table:table-cell table:style-name="TableCell76">
            <text:p text:style-name="P77">주문/매출<text:s/>관리</text:p>
          </table:table-cell>
          <table:table-cell table:style-name="TableCell78">
            <text:p text:style-name="P79">주문<text:s/>관리</text:p>
            <text:p text:style-name="P80">교환/환불/취소<text:s/>관리</text:p>
          </table:table-cell>
        </table:table-row>
        <table:table-row table:style-name="TableRow81">
          <table:covered-table-cell>
            <text:p text:style-name="P82"/>
          </table:covered-table-cell>
          <table:table-cell table:style-name="TableCell83">
            <text:p text:style-name="P84">운영관리</text:p>
          </table:table-cell>
          <table:table-cell table:style-name="TableCell85">
            <text:p text:style-name="P86">고객<text:s/>상담<text:s/>관리</text:p>
            <text:p text:style-name="P87">FAQ<text:s/>관리</text:p>
          </table:table-cell>
        </table:table-row>
        <table:table-row table:style-name="TableRow88">
          <table:covered-table-cell>
            <text:p text:style-name="P89"/>
          </table:covered-table-cell>
          <table:table-cell table:style-name="TableCell90">
            <text:p text:style-name="P91">정산<text:s/>관리</text:p>
          </table:table-cell>
          <table:table-cell table:style-name="TableCell92">
            <text:p text:style-name="P93">결제<text:s/>관리</text:p>
            <text:p text:style-name="P94">정산<text:s/>관리</text:p>
          </table:table-cell>
        </table:table-row>
        <table:table-row table:style-name="TableRow95">
          <table:covered-table-cell>
            <text:p text:style-name="P96"/>
          </table:covered-table-cell>
          <table:table-cell table:style-name="TableCell97">
            <text:p text:style-name="P98">통계<text:s/>관리</text:p>
          </table:table-cell>
          <table:table-cell table:style-name="TableCell99">
            <text:p text:style-name="P100">접속<text:s/>통계</text:p>
            <text:p text:style-name="P101">매출<text:s/>통계</text:p>
            <text:p text:style-name="P102">마케팅<text:s/>통계</text:p>
          </table:table-cell>
        </table:table-row>
      </table:table>
      <text:p text:style-name="P103"/>
      <text:p text:style-name="P104"/>
      <text:p text:style-name="P105">커뮤니티<text:s/>기획<text:s/>팁</text:p>
      <text:p text:style-name="P106">커뮤니티<text:s/>서비스는<text:s/>게시물<text:s/>관리가<text:s/>중요하다.</text:p>
      <text:p text:style-name="Standard"><text:span text:style-name="T107">게시물</text:span><text:span text:style-name="T108"><text:s/></text:span><text:span text:style-name="T109">관리에서</text:span><text:span text:style-name="T110"><text:s/></text:span><text:span text:style-name="T111">중요한</text:span><text:span text:style-name="T112"><text:s/></text:span><text:span text:style-name="T113">부분은</text:span><text:span text:style-name="T114"><text:s/></text:span><text:span text:style-name="T115">음란</text:span><text:span text:style-name="T116">,<text:s/></text:span><text:span text:style-name="T117">음해성</text:span><text:span text:style-name="T118"><text:s/></text:span><text:span text:style-name="T119">글이나</text:span><text:span text:style-name="T120"><text:s/></text:span><text:span text:style-name="T121">커뮤니티</text:span><text:span text:style-name="T122"><text:s/></text:span><text:span text:style-name="T123">목적에</text:span><text:span text:style-name="T124"><text:s/></text:span><text:span text:style-name="T125">맞지</text:span><text:span text:style-name="T126"><text:s/></text:span><text:span text:style-name="T127">않는</text:span><text:span text:style-name="T128"><text:s/></text:span><text:span text:style-name="T129">불특정</text:span><text:span text:style-name="T130"><text:s/></text:span><text:span text:style-name="T131">다수에</text:span><text:span text:style-name="T132"><text:s/></text:span><text:span text:style-name="T133">배포</text:span><text:span text:style-name="T134"><text:s/></text:span><text:span text:style-name="T135">되는</text:span><text:span text:style-name="T136"><text:s/></text:span><text:span text:style-name="T137">스팸</text:span><text:span text:style-name="T138"><text:s/></text:span><text:span text:style-name="T139">관리</text:span><text:span text:style-name="T140">이다</text:span><text:span text:style-name="T141">.<text:s/></text:span><text:span text:style-name="T142">글을</text:span><text:span text:style-name="T143"><text:s/></text:span><text:span text:style-name="T144">제어하지</text:span><text:span text:style-name="T145"><text:s/></text:span><text:span text:style-name="T146">못하면</text:span><text:span text:style-name="T147"><text:s/></text:span><text:span text:style-name="T148">사이트의</text:span><text:span text:style-name="T149"><text:s/></text:span><text:span text:style-name="T150">성격</text:span><text:span text:style-name="T151"><text:s/></text:span><text:span text:style-name="T152">및</text:span><text:span text:style-name="T153"><text:s/></text:span><text:span text:style-name="T154">정체성이</text:span><text:span text:style-name="T155"><text:s/></text:span><text:span text:style-name="T156">망가질</text:span><text:span text:style-name="T157"><text:s/></text:span><text:span text:style-name="T158">수</text:span><text:span text:style-name="T159"><text:s/></text:span><text:span text:style-name="T160">있다</text:span><text:span text:style-name="T161">.</text:span></text:p>
      <text:p text:style-name="Standard"><text:span text:style-name="T162">하지만</text:span><text:span text:style-name="T163"><text:s/></text:span><text:span text:style-name="T164">관리자가</text:span><text:span text:style-name="T165"><text:s/></text:span><text:span text:style-name="T166">일일이</text:span><text:span text:style-name="T167"><text:s/></text:span><text:span text:style-name="T168">점검하기는</text:span><text:span text:style-name="T169"><text:s/></text:span><text:span text:style-name="T170">무리가</text:span><text:span text:style-name="T171"><text:s/></text:span><text:span text:style-name="T172">있기에</text:span><text:span text:style-name="T173"><text:s/></text:span><text:span text:style-name="T174">신고</text:span><text:span text:style-name="T175"><text:s/></text:span><text:span text:style-name="T176">제도나</text:span><text:span text:style-name="T177"><text:s/></text:span><text:span text:style-name="T178">게시글</text:span><text:span text:style-name="T179"><text:s/></text:span><text:span text:style-name="T180">평가</text:span><text:span text:style-name="T181"><text:s/></text:span><text:span text:style-name="T182">제도</text:span><text:span text:style-name="T183">를</text:span><text:span text:style-name="T184"><text:s/></text:span><text:span text:style-name="T185">통해</text:span><text:span text:style-name="T186"><text:s/></text:span><text:span text:style-name="T187">소비자와</text:span><text:span text:style-name="T188"><text:s/></text:span><text:span text:style-name="T189">연대하여</text:span><text:span text:style-name="T190"><text:s/></text:span><text:span text:style-name="T191">올바른</text:span><text:span text:style-name="T192"><text:s/></text:span><text:span text:style-name="T193">커뮤니티</text:span><text:span text:style-name="T194"><text:s/></text:span><text:span text:style-name="T195">문화를</text:span><text:span text:style-name="T196"><text:s/></text:span><text:span text:style-name="T197">같이</text:span><text:span text:style-name="T198"><text:s/></text:span><text:span text:style-name="T199">만드는</text:span><text:span text:style-name="T200"><text:s/></text:span><text:span text:style-name="T201">방법을</text:span><text:span text:style-name="T202"><text:s/></text:span><text:span text:style-name="T203">권한다</text:span><text:span text:style-name="T204">.</text:span></text:p>
      <text:p text:style-name="P205"/>
      <text:p text:style-name="P206">목적에<text:s/>맞지<text:s/>않는<text:s/>게시글이<text:s/>등록되었을<text:s/>경우<text:s/>자동으로<text:s/>해당<text:s/>게시글을<text:s/>잡아낼<text:s/>수<text:s/>있는<text:s/>검색<text:s/>기능이나<text:s/>연관<text:s/>검색어<text:s/>또는<text:s/>상세<text:s/>검색<text:s/>기능을<text:s/>통해서<text:s/>관리자가<text:s/>게시글을<text:s/>잡아내는<text:s/>방법도<text:s/>있다.</text:p>
      <text:p text:style-name="P207">게시글을<text:s/>작성하는<text:s/>등록자에<text:s/>대해<text:s/>평가를<text:s/>통해<text:s/>경고,<text:s/>영구<text:s/>정지<text:s/>등의<text:s/>정책에<text:s/>따라<text:s/>제어하는<text:s/>기능도<text:s/>설계<text:s/>전에<text:s/>고민하여<text:s/>뼈대를<text:s/>잡고<text:s/>진행하는<text:s/>것이<text:s/>좋다.</text:p>
      <text:p text:style-name="P208"/>
      <text:p text:style-name="Standard"><text:span text:style-name="T209">초기</text:span><text:span text:style-name="T210"><text:s/></text:span><text:span text:style-name="T211">설정에서</text:span><text:span text:style-name="T212"><text:s/></text:span><text:span text:style-name="T213">커뮤니티는</text:span><text:span text:style-name="T214"><text:s/></text:span><text:span text:style-name="T215">스토리보드</text:span><text:span text:style-name="T216"><text:s/></text:span><text:span text:style-name="T217">설계</text:span><text:span text:style-name="T218"><text:s/></text:span><text:span text:style-name="T219">전</text:span><text:span text:style-name="T220"><text:s/></text:span><text:span text:style-name="T221">정책</text:span><text:span text:style-name="T222"><text:s/></text:span><text:span text:style-name="T223">관리</text:span><text:span text:style-name="T224"><text:s/></text:span><text:span text:style-name="T225">관련에</text:span><text:span text:style-name="T226"><text:s/></text:span><text:span text:style-name="T227">대한</text:span><text:span text:style-name="T228"><text:s/></text:span><text:span text:style-name="T229">내용을</text:span><text:span text:style-name="T230"><text:s/></text:span><text:span text:style-name="T231">최대한</text:span><text:span text:style-name="T232"><text:s/></text:span><text:span text:style-name="T233">유추하여</text:span><text:span text:style-name="T234"><text:s/></text:span><text:span text:style-name="T235">정의</text:span><text:span text:style-name="T236">하고</text:span><text:span text:style-name="T237"><text:s/></text:span><text:span text:style-name="T238">진행해야</text:span><text:span text:style-name="T239"><text:s/></text:span><text:span text:style-name="T240">한다</text:span><text:span text:style-name="T241">.</text:span></text:p>
      <text:p text:style-name="P242"/>
      <text:p text:style-name="P243">커뮤니티<text:s/>서비스의<text:s/>주요<text:s/>관리<text:s/>메뉴</text:p>
      <table:table table:style-name="Table244">
        <table:table-columns>
          <table:table-column table:style-name="TableColumn245"/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 table:number-rows-spanned="9">
            <text:p text:style-name="P250">Admin</text:p>
          </table:table-cell>
          <table:table-cell table:style-name="TableCell251">
            <text:p text:style-name="P252">환경설정</text:p>
          </table:table-cell>
          <table:table-cell table:style-name="TableCell253">
            <text:p text:style-name="P254">카테고리<text:s/>관리</text:p>
            <text:soft-page-break/>
            <text:p text:style-name="P255">정책<text:s/>관리</text:p>
          </table:table-cell>
        </table:table-row>
        <table:table-row table:style-name="TableRow256">
          <table:covered-table-cell>
            <text:p text:style-name="P257"/>
          </table:covered-table-cell>
          <table:table-cell table:style-name="TableCell258">
            <text:p text:style-name="P259">매출<text:s/>관리</text:p>
          </table:table-cell>
          <table:table-cell table:style-name="TableCell260">
            <text:p text:style-name="P261"/>
          </table:table-cell>
        </table:table-row>
        <table:table-row table:style-name="TableRow262">
          <table:covered-table-cell>
            <text:p text:style-name="P263"/>
          </table:covered-table-cell>
          <table:table-cell table:style-name="TableCell264">
            <text:p text:style-name="P265">디자인<text:s/>관리</text:p>
          </table:table-cell>
          <table:table-cell table:style-name="TableCell266">
            <text:p text:style-name="P267">배너<text:s/>관리</text:p>
            <text:p text:style-name="P268">페이지<text:s/>관리</text:p>
            <text:p text:style-name="P269">팝업<text:s/>관리</text:p>
          </table:table-cell>
        </table:table-row>
        <table:table-row table:style-name="TableRow270">
          <table:covered-table-cell>
            <text:p text:style-name="P271"/>
          </table:covered-table-cell>
          <table:table-cell table:style-name="TableCell272">
            <text:p text:style-name="P273">회원관리</text:p>
          </table:table-cell>
          <table:table-cell table:style-name="TableCell274">
            <text:p text:style-name="P275">관리자<text:s/>관리</text:p>
            <text:p text:style-name="P276">회원<text:s/>관리</text:p>
            <text:p text:style-name="P277">등급<text:s/>관리</text:p>
          </table:table-cell>
        </table:table-row>
        <table:table-row table:style-name="TableRow278">
          <table:covered-table-cell>
            <text:p text:style-name="P279"/>
          </table:covered-table-cell>
          <table:table-cell table:style-name="TableCell280">
            <text:p text:style-name="P281">게시판<text:s/>관리</text:p>
          </table:table-cell>
          <table:table-cell table:style-name="TableCell282">
            <text:p text:style-name="P283">자료실</text:p>
            <text:p text:style-name="P284">게시판</text:p>
            <text:p text:style-name="P285">댓글</text:p>
          </table:table-cell>
        </table:table-row>
        <table:table-row table:style-name="TableRow286">
          <table:covered-table-cell>
            <text:p text:style-name="P287"/>
          </table:covered-table-cell>
          <table:table-cell table:style-name="TableCell288">
            <text:p text:style-name="P289">마케팅<text:s/>관리</text:p>
          </table:table-cell>
          <table:table-cell table:style-name="TableCell290">
            <text:p text:style-name="P291">배너</text:p>
            <text:p text:style-name="P292">추천<text:s/>검색어</text:p>
          </table:table-cell>
        </table:table-row>
        <table:table-row table:style-name="TableRow293">
          <table:covered-table-cell>
            <text:p text:style-name="P294"/>
          </table:covered-table-cell>
          <table:table-cell table:style-name="TableCell295">
            <text:p text:style-name="P296">콘텐츠<text:s/>관리</text:p>
          </table:table-cell>
          <table:table-cell table:style-name="TableCell297">
            <text:p text:style-name="P298">비속어</text:p>
            <text:p text:style-name="P299">연관<text:s/>검색어</text:p>
          </table:table-cell>
        </table:table-row>
        <table:table-row table:style-name="TableRow300">
          <table:covered-table-cell>
            <text:p text:style-name="P301"/>
          </table:covered-table-cell>
          <table:table-cell table:style-name="TableCell302">
            <text:p text:style-name="P303">운영관리</text:p>
          </table:table-cell>
          <table:table-cell table:style-name="TableCell304">
            <text:p text:style-name="P305">고객<text:s/>상담<text:s/>관리</text:p>
            <text:p text:style-name="P306">FAQ<text:s/>관리</text:p>
          </table:table-cell>
        </table:table-row>
        <table:table-row table:style-name="TableRow307">
          <table:covered-table-cell>
            <text:p text:style-name="P308"/>
          </table:covered-table-cell>
          <table:table-cell table:style-name="TableCell309">
            <text:p text:style-name="P310">통계<text:s/>관리</text:p>
          </table:table-cell>
          <table:table-cell table:style-name="TableCell311">
            <text:p text:style-name="P312">접속<text:s/>통계</text:p>
            <text:p text:style-name="P313">매출<text:s/>통계</text:p>
            <text:p text:style-name="P314">마케팅<text:s/>통계</text:p>
          </table:table-cell>
        </table:table-row>
      </table:table>
      <text:p text:style-name="P315"/>
      <text:p text:style-name="P316">커뮤니티에서<text:s/>가장<text:s/>중요한<text:s/>건<text:s/>소통</text:p>
      <text:p text:style-name="P317">나의<text:s/>글에<text:s/>관심을<text:s/>가지고<text:s/>응원하고<text:s/>지켜봐<text:s/>주는<text:s/>고객들이<text:s/>있으므로<text:s/>글을<text:s/>작성하는<text:s/>고객은<text:s/>더욱<text:s/>힘을<text:s/>내고<text:s/>적극적으로<text:s/>글을<text:s/>올린다.</text:p>
      <text:p text:style-name="P318">페이스북,<text:s/>트위터<text:s/>등의<text:s/>서비스는<text:s/>고객의<text:s/>평가와<text:s/>좋은<text:s/>게시글을<text:s/>추천하는<text:s/>추천<text:s/>제도가<text:s/>있으며,<text:s/>좋은<text:s/>글을<text:s/>자신의<text:s/>소유로<text:s/>만들고<text:s/>싶은<text:s/>욕구에<text:s/>부합되는<text:s/>스크랩과<text:s/>복사<text:s/>기능을<text:s/>두어<text:s/>게시글을<text:s/>다른<text:s/>이들과<text:s/>나눌<text:s/>수<text:s/>있도록<text:s/>시스템화<text:s/>되어<text:s/>있다.</text:p>
      <text:p text:style-name="P319"/>
      <text:p text:style-name="P320">커뮤니티<text:s/>서비스<text:s/>필수<text:s/>고려<text:s/>기능</text:p>
      <text:p text:style-name="P321">-댓글</text:p>
      <text:p text:style-name="P322">-스크랩</text:p>
      <text:p text:style-name="P323">-공유</text:p>
      <text:p text:style-name="P324">-추천</text:p>
      <text:p text:style-name="P325">-신고</text:p>
      <text:p text:style-name="P326">-회원<text:s/>등급<text:s/>및<text:s/>권한</text:p>
      <text:p text:style-name="P327"/>
      <text:p text:style-name="P328">콘텐츠<text:s/>기획<text:s/>팁</text:p>
      <text:p text:style-name="P329">콘텐츠에<text:s/>대한<text:s/>정책<text:s/>정의를<text:s/>통해<text:s/>기간이<text:s/>지난<text:s/>데이터를<text:s/>따로<text:s/>백업하는<text:s/>것에<text:s/>대한<text:s/>정책과<text:s/>탈퇴<text:s/>회원에<text:s/>대한<text:s/>데이터를<text:s/>삭제하는<text:s/>정책<text:s/>등<text:s/>서버에<text:s/>대한<text:s/>이해도<text:s/>중요한<text:s/>기획<text:s/>요소<text:s/>중<text:s/>하나이다.</text:p>
      <text:p text:style-name="P330"/>
      <text:soft-page-break/>
      <text:p text:style-name="P331">데이터에<text:s/>대한<text:s/>보안<text:s/>정책<text:s/>및<text:s/>해킹에<text:s/>대한<text:s/>리스크<text:s/>관리도<text:s/>중요한<text:s/>과제</text:p>
      <text:p text:style-name="P332">외부<text:s/>공격으로부터<text:s/>데이터가<text:s/>유실되거나<text:s/>특정<text:s/>콘텐츠가<text:s/>저작권에<text:s/>위배되는<text:s/>등의<text:s/>문제가<text:s/>생길<text:s/>수<text:s/>있다.</text:p>
      <text:p text:style-name="P333">콘텐츠<text:s/>운영<text:s/>정책에<text:s/>대한<text:s/>부분을<text:s/>이용<text:s/>약관<text:s/>및<text:s/>운영<text:s/>정책에<text:s/>반영하여<text:s/>고객과의<text:s/>트러블을<text:s/>미연에<text:s/>방지할<text:s/>수<text:s/>있다.</text:p>
      <text:p text:style-name="P334"/>
      <text:p text:style-name="Standard"><text:span text:style-name="T335">콘텐츠</text:span><text:span text:style-name="T336"><text:s/></text:span><text:span text:style-name="T337">서비스의</text:span><text:span text:style-name="T338"><text:s/></text:span><text:span text:style-name="T339">주요</text:span><text:span text:style-name="T340"><text:s/></text:span><text:span text:style-name="T341">관리</text:span><text:span text:style-name="T342"><text:s/></text:span><text:span text:style-name="T343">메뉴</text:span></text:p>
      <table:table table:style-name="Table344">
        <table:table-columns>
          <table:table-column table:style-name="TableColumn345"/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 table:number-rows-spanned="9">
            <text:p text:style-name="P350">Admin</text:p>
          </table:table-cell>
          <table:table-cell table:style-name="TableCell351">
            <text:p text:style-name="P352">환경설정</text:p>
          </table:table-cell>
          <table:table-cell table:style-name="TableCell353">
            <text:p text:style-name="P354">카테고리<text:s/>관리</text:p>
            <text:p text:style-name="P355">정책<text:s/>관리</text:p>
          </table:table-cell>
        </table:table-row>
        <table:table-row table:style-name="TableRow356">
          <table:covered-table-cell>
            <text:p text:style-name="P357"/>
          </table:covered-table-cell>
          <table:table-cell table:style-name="TableCell358">
            <text:p text:style-name="P359">매출<text:s/>관리</text:p>
          </table:table-cell>
          <table:table-cell table:style-name="TableCell360">
            <text:p text:style-name="P361">통합<text:s/>매출<text:s/>관리</text:p>
            <text:p text:style-name="P362">콘텐츠별<text:s/>매출<text:s/>관리</text:p>
          </table:table-cell>
        </table:table-row>
        <table:table-row table:style-name="TableRow363">
          <table:covered-table-cell>
            <text:p text:style-name="P364"/>
          </table:covered-table-cell>
          <table:table-cell table:style-name="TableCell365">
            <text:p text:style-name="P366">디자인<text:s/>관리</text:p>
          </table:table-cell>
          <table:table-cell table:style-name="TableCell367">
            <text:p text:style-name="P368">배너<text:s/>관리</text:p>
            <text:p text:style-name="P369">페이지<text:s/>관리</text:p>
            <text:p text:style-name="P370">팝업<text:s/>관리</text:p>
          </table:table-cell>
        </table:table-row>
        <table:table-row table:style-name="TableRow371">
          <table:covered-table-cell>
            <text:p text:style-name="P372"/>
          </table:covered-table-cell>
          <table:table-cell table:style-name="TableCell373">
            <text:p text:style-name="P374">회원관리</text:p>
          </table:table-cell>
          <table:table-cell table:style-name="TableCell375">
            <text:p text:style-name="P376">관리자<text:s/>관리</text:p>
            <text:p text:style-name="P377">회원<text:s/>관리</text:p>
            <text:p text:style-name="P378">등급<text:s/>관리</text:p>
          </table:table-cell>
        </table:table-row>
        <table:table-row table:style-name="TableRow379">
          <table:covered-table-cell>
            <text:p text:style-name="P380"/>
          </table:covered-table-cell>
          <table:table-cell table:style-name="TableCell381">
            <text:p text:style-name="P382">게시판<text:s/>관리</text:p>
          </table:table-cell>
          <table:table-cell table:style-name="TableCell383">
            <text:p text:style-name="P384">자료실</text:p>
            <text:p text:style-name="P385">게시판</text:p>
            <text:p text:style-name="P386">댓글</text:p>
          </table:table-cell>
        </table:table-row>
        <table:table-row table:style-name="TableRow387">
          <table:covered-table-cell>
            <text:p text:style-name="P388"/>
          </table:covered-table-cell>
          <table:table-cell table:style-name="TableCell389">
            <text:p text:style-name="P390">마케팅<text:s/>관리</text:p>
          </table:table-cell>
          <table:table-cell table:style-name="TableCell391">
            <text:p text:style-name="P392">배너</text:p>
            <text:p text:style-name="P393">추천<text:s/>검색어</text:p>
          </table:table-cell>
        </table:table-row>
        <table:table-row table:style-name="TableRow394">
          <table:covered-table-cell>
            <text:p text:style-name="P395"/>
          </table:covered-table-cell>
          <table:table-cell table:style-name="TableCell396">
            <text:p text:style-name="P397">콘텐츠<text:s/>관리</text:p>
          </table:table-cell>
          <table:table-cell table:style-name="TableCell398">
            <text:p text:style-name="P399">등록<text:s/>관리</text:p>
            <text:p text:style-name="P400">백업<text:s/>관리</text:p>
            <text:p text:style-name="P401">불량<text:s/>콘텐츠<text:s/>관리</text:p>
          </table:table-cell>
        </table:table-row>
        <table:table-row table:style-name="TableRow402">
          <table:covered-table-cell>
            <text:p text:style-name="P403"/>
          </table:covered-table-cell>
          <table:table-cell table:style-name="TableCell404">
            <text:p text:style-name="P405">운영관리</text:p>
          </table:table-cell>
          <table:table-cell table:style-name="TableCell406">
            <text:p text:style-name="P407">고객<text:s/>상담</text:p>
            <text:p text:style-name="P408">신고<text:s/>관리</text:p>
            <text:p text:style-name="P409">FAQ<text:s/>관리</text:p>
          </table:table-cell>
        </table:table-row>
        <table:table-row table:style-name="TableRow410">
          <table:covered-table-cell>
            <text:p text:style-name="P411"/>
          </table:covered-table-cell>
          <table:table-cell table:style-name="TableCell412">
            <text:p text:style-name="P413">통계<text:s/>관리</text:p>
          </table:table-cell>
          <table:table-cell table:style-name="TableCell414">
            <text:p text:style-name="P415">접속<text:s/>통계</text:p>
            <text:p text:style-name="P416">검색<text:s/>키워드<text:s/>통계</text:p>
            <text:p text:style-name="P417">매출<text:s/>통계</text:p>
            <text:p text:style-name="P418">마케팅<text:s/>통계</text:p>
          </table:table-cell>
        </table:table-row>
      </table:table>
      <text:p text:style-name="Standard"/>
      <text:p text:style-name="Standard"><text:span text:style-name="T419">이러닝</text:span><text:span text:style-name="T420"><text:s/></text:span><text:span text:style-name="T421">기획</text:span><text:span text:style-name="T422"><text:s/></text:span><text:span text:style-name="T423">팁</text:span></text:p>
      <text:p text:style-name="Standard"><text:span text:style-name="T424">이러닝은</text:span><text:span text:style-name="T425"><text:s/></text:span><text:span text:style-name="T426">콘텐츠에</text:span><text:span text:style-name="T427"><text:s/></text:span><text:span text:style-name="T428">대한</text:span><text:span text:style-name="T429"><text:s/></text:span><text:span text:style-name="T430">과금</text:span><text:span text:style-name="T431"><text:s/></text:span><text:span text:style-name="T432">체계가</text:span><text:span text:style-name="T433"><text:s/></text:span><text:span text:style-name="T434">핵심이므로</text:span><text:span text:style-name="T435"><text:s/></text:span><text:span text:style-name="T436">많은</text:span><text:span text:style-name="T437"><text:s/></text:span><text:span text:style-name="T438">테스트와</text:span><text:span text:style-name="T439"><text:s/></text:span><text:span text:style-name="T440">정책에</text:span><text:span text:style-name="T441"><text:s/></text:span><text:span text:style-name="T442">대한</text:span><text:span text:style-name="T443"><text:s/></text:span><text:span text:style-name="T444">정의</text:span><text:span text:style-name="T445"><text:s/></text:span><text:span text:style-name="T446">필요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맑은 고딕" svg:font-family="맑은 고딕" style:font-family-generic="modern" style:font-pitch="variable" svg:panose-1="2 11 5 3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바탕" style:font-name-asian="바탕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머리글Char" style:display-name="머리글 Char" style:family="text" style:parent-style-name="기본단락글꼴">
      <style:text-properties style:font-name-complex="Mangal" style:font-size-complex="10.5pt"/>
    </style:style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바닥글Char" style:display-name="바닥글 Char" style:family="text" style:parent-style-name="기본단락글꼴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njnchae@gmail.com</dc:creator>
    <meta:creation-date>2019-07-17T09:27:00Z</meta:creation-date>
    <dc:date>2019-09-19T01:44:00Z</dc:date>
    <meta:template xlink:href="Normal" xlink:type="simple"/>
    <meta:editing-cycles>5</meta:editing-cycles>
    <meta:editing-duration>PT12600S</meta:editing-duration>
    <meta:document-statistic meta:page-count="4" meta:paragraph-count="6" meta:word-count="451" meta:character-count="3018" meta:row-count="21" meta:non-whitespace-character-count="2573"/>
  </office:meta>
</office:document-meta>
</file>